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7"/>
    <style:style style:name="ce1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2" table:default-cell-style-name="ce7"/>
        <table:table-column table:style-name="co5" table:default-cell-style-name="ce4"/>
        <table:table-column table:style-name="co5" table:default-cell-style-name="ce11"/>
        <table:table-column table:style-name="co6" table:default-cell-style-name="ce4"/>
        <table:table-column table:style-name="co6" table:default-cell-style-name="ce12"/>
        <table:table-row table:style-name="ro1">
          <table:table-cell office:value-type="string">
            <text:p>Benzene, Bluegene/P, X10 2.0.5.1 (SVN HEAD) </text:p>
          </table:table-cell>
          <table:table-cell table:number-columns-repeated="5"/>
          <table:table-cell office:value-type="string">
            <text:p>work units</text:p>
          </table:table-cell>
          <table:table-cell office:value-type="float" office:value="576">
            <text:p>576.0</text:p>
          </table:table-cell>
          <table:table-cell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11</text:p>
          </table:table-cell>
          <table:table-cell table:number-columns-repeated="6"/>
          <table:table-cell office:value-type="string">
            <text:p>6 cycles</text:p>
          </table:table-cell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6"/>
          <table:table-cell office:value-type="float" office:value="-227.89111905">
            <text:p>-227.9</text:p>
          </table:table-cell>
          <table:table-cell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Broadcast &amp; compute</text:p>
          </table:table-cell>
          <table:covered-table-cell/>
          <table:table-cell table:style-name="ce8" office:value-type="string" table:number-columns-spanned="2" table:number-rows-spanned="1">
            <text:p>Reduce (sum)</text:p>
          </table:table-cell>
          <table:covered-table-cell/>
          <table:table-cell table:style-name="ce10" office:value-type="string" table:number-columns-spanned="2" table:number-rows-spanned="1">
            <text:p>total</text:p>
          </table:table-cell>
          <table:covered-table-cell/>
          <table:table-cell table:style-name="ce10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office:value-type="string">
            <text:p>sto-3g</text:p>
          </table:table-cell>
          <table:table-cell table:style-name="ce9" office:value-type="string">
            <text:p>3-21g</text:p>
          </table:table-cell>
          <table:table-cell table:style-name="ce3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office:value-type="float" office:value="2.76">
            <text:p>2.8</text:p>
          </table:table-cell>
          <table:table-cell office:value-type="float" office:value="5.51">
            <text:p>5.5</text:p>
          </table:table-cell>
          <table:table-cell office:value-type="float" office:value="1.96">
            <text:p>1.960</text:p>
          </table:table-cell>
          <table:table-cell office:value-type="float" office:value="2.17">
            <text:p>2.170</text:p>
          </table:table-cell>
          <table:table-cell table:formula="oooc:=([.B6]+[.D6])/[.A6]" office:value-type="float" office:value="0.0184375">
            <text:p>0.0</text:p>
          </table:table-cell>
          <table:table-cell table:style-name="ce4" table:formula="oooc:=[.C6]+[.E6]" office:value-type="float" office:value="7.68">
            <text:p>7.7</text:p>
          </table:table-cell>
          <table:table-cell office:value-type="float" office:value="43.4">
            <text:p>43.4</text:p>
          </table:table-cell>
          <table:table-cell table:style-name="ce4" office:value-type="float" office:value="100">
            <text:p>100.0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office:value-type="float" office:value="4.38">
            <text:p>4.4</text:p>
          </table:table-cell>
          <table:table-cell office:value-type="float" office:value="3.83">
            <text:p>3.8</text:p>
          </table:table-cell>
          <table:table-cell office:value-type="float" office:value="0.376">
            <text:p>0.376</text:p>
          </table:table-cell>
          <table:table-cell office:value-type="float" office:value="0.478">
            <text:p>0.478</text:p>
          </table:table-cell>
          <table:table-cell table:formula="oooc:=[.B7]+[.D7]" office:value-type="float" office:value="4.756">
            <text:p>4.8</text:p>
          </table:table-cell>
          <table:table-cell table:style-name="ce4" table:formula="oooc:=[.C7]+[.E7]" office:value-type="float" office:value="4.308">
            <text:p>4.3</text:p>
          </table:table-cell>
          <table:table-cell office:value-type="float" office:value="39.8">
            <text:p>39.8</text:p>
          </table:table-cell>
          <table:table-cell table:style-name="ce4" office:value-type="float" office:value="83.2">
            <text:p>83.2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5.53">
            <text:p>5.5</text:p>
          </table:table-cell>
          <table:table-cell office:value-type="float" office:value="5.78">
            <text:p>5.8</text:p>
          </table:table-cell>
          <table:table-cell office:value-type="float" office:value="0.0952">
            <text:p>0.095</text:p>
          </table:table-cell>
          <table:table-cell office:value-type="float" office:value="0.144">
            <text:p>0.144</text:p>
          </table:table-cell>
          <table:table-cell table:formula="oooc:=[.B8]+[.D8]" office:value-type="float" office:value="5.6252">
            <text:p>5.6</text:p>
          </table:table-cell>
          <table:table-cell table:style-name="ce4" table:formula="oooc:=[.C8]+[.E8]" office:value-type="float" office:value="5.924">
            <text:p>5.9</text:p>
          </table:table-cell>
          <table:table-cell office:value-type="float" office:value="48.3">
            <text:p>48.3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7.85">
            <text:p>7.9</text:p>
          </table:table-cell>
          <table:table-cell office:value-type="float" office:value="8.51">
            <text:p>8.5</text:p>
          </table:table-cell>
          <table:table-cell office:value-type="float" office:value="0.0313">
            <text:p>0.031</text:p>
          </table:table-cell>
          <table:table-cell office:value-type="float" office:value="0.0559">
            <text:p>0.056</text:p>
          </table:table-cell>
          <table:table-cell table:formula="oooc:=[.B9]+[.D9]" office:value-type="float" office:value="7.8813">
            <text:p>7.9</text:p>
          </table:table-cell>
          <table:table-cell table:style-name="ce4" table:formula="oooc:=[.C9]+[.E9]" office:value-type="float" office:value="8.5659">
            <text:p>8.6</text:p>
          </table:table-cell>
          <table:table-cell office:value-type="float" office:value="64.1">
            <text:p>64.1</text:p>
          </table:table-cell>
          <table:table-cell office:value-type="float" office:value="137.9">
            <text:p>137.9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4">
            <text:p>14.4</text:p>
          </table:table-cell>
          <table:table-cell office:value-type="float" office:value="13.7">
            <text:p>13.7</text:p>
          </table:table-cell>
          <table:table-cell office:value-type="float" office:value="0.012">
            <text:p>0.012</text:p>
          </table:table-cell>
          <table:table-cell office:value-type="float" office:value="0.0232">
            <text:p>0.023</text:p>
          </table:table-cell>
          <table:table-cell table:formula="oooc:=[.B10]+[.D10]" office:value-type="float" office:value="14.412">
            <text:p>14.4</text:p>
          </table:table-cell>
          <table:table-cell table:style-name="ce4" table:formula="oooc:=[.C10]+[.E10]" office:value-type="float" office:value="13.7232">
            <text:p>13.7</text:p>
          </table:table-cell>
          <table:table-cell office:value-type="float" office:value="109.8">
            <text:p>109.8</text:p>
          </table:table-cell>
          <table:table-cell office:value-type="float" office:value="204.9">
            <text:p>204.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6">
            <text:p>20.6</text:p>
          </table:table-cell>
          <table:table-cell office:value-type="float" office:value="19.3">
            <text:p>19.3</text:p>
          </table:table-cell>
          <table:table-cell office:value-type="float" office:value="0.00507">
            <text:p>0.005</text:p>
          </table:table-cell>
          <table:table-cell office:value-type="float" office:value="0.0106">
            <text:p>0.011</text:p>
          </table:table-cell>
          <table:table-cell table:formula="oooc:=[.B11]+[.D11]" office:value-type="float" office:value="20.60507">
            <text:p>20.6</text:p>
          </table:table-cell>
          <table:table-cell table:style-name="ce4" table:formula="oooc:=[.C11]+[.E11]" office:value-type="float" office:value="19.3106">
            <text:p>19.3</text:p>
          </table:table-cell>
          <table:table-cell office:value-type="float" office:value="152.7">
            <text:p>152.7</text:p>
          </table:table-cell>
          <table:table-cell office:value-type="string">
            <text:p>Crashed (11)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9.3">
            <text:p>39.3</text:p>
          </table:table-cell>
          <table:table-cell office:value-type="float" office:value="38.5">
            <text:p>38.5</text:p>
          </table:table-cell>
          <table:table-cell office:value-type="float" office:value="0.00213">
            <text:p>0.002</text:p>
          </table:table-cell>
          <table:table-cell office:value-type="float" office:value="0.0046">
            <text:p>0.005</text:p>
          </table:table-cell>
          <table:table-cell table:formula="oooc:=[.B12]+[.D12]" office:value-type="float" office:value="39.30213">
            <text:p>39.3</text:p>
          </table:table-cell>
          <table:table-cell table:style-name="ce4" table:formula="oooc:=[.C12]+[.E12]" office:value-type="float" office:value="38.5046">
            <text:p>38.5</text:p>
          </table:table-cell>
          <table:table-cell office:value-type="float" office:value="283.9">
            <text:p>283.9</text:p>
          </table:table-cell>
          <table:table-cell office:value-type="string">
            <text:p>Crashed (5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64.4">
            <text:p>64.4</text:p>
          </table:table-cell>
          <table:table-cell office:value-type="float" office:value="75.9">
            <text:p>75.9</text:p>
          </table:table-cell>
          <table:table-cell office:value-type="float" office:value="0.00064">
            <text:p>0.001</text:p>
          </table:table-cell>
          <table:table-cell office:value-type="float" office:value="0.00134">
            <text:p>0.001</text:p>
          </table:table-cell>
          <table:table-cell table:formula="oooc:=[.B13]+[.D13]" office:value-type="float" office:value="64.40064">
            <text:p>64.4</text:p>
          </table:table-cell>
          <table:table-cell table:style-name="ce4" table:formula="oooc:=[.C13]+[.E13]" office:value-type="float" office:value="75.90134">
            <text:p>75.9</text:p>
          </table:table-cell>
          <table:table-cell office:value-type="float" office:value="457.8">
            <text:p>457.8</text:p>
          </table:table-cell>
          <table:table-cell office:value-type="string">
            <text:p>Crashed (4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1.3">
            <text:p>61.3</text:p>
          </table:table-cell>
          <table:table-cell office:value-type="float" office:value="72.14">
            <text:p>72.1</text:p>
          </table:table-cell>
          <table:table-cell office:value-type="float" office:value="0.00013">
            <text:p>0.000</text:p>
          </table:table-cell>
          <table:table-cell office:value-type="float" office:value="0.0003">
            <text:p>0.000</text:p>
          </table:table-cell>
          <table:table-cell table:formula="oooc:=[.B14]+[.D14]" office:value-type="float" office:value="61.30013">
            <text:p>61.3</text:p>
          </table:table-cell>
          <table:table-cell table:style-name="ce4" table:formula="oooc:=[.C14]+[.E14]" office:value-type="float" office:value="72.1403">
            <text:p>72.1</text:p>
          </table:table-cell>
          <table:table-cell office:value-type="float" office:value="436.2">
            <text:p>436.2</text:p>
          </table:table-cell>
          <table:table-cell office:value-type="string">
            <text:p>Crashed (2)</text:p>
          </table:table-cell>
        </table:table-row>
        <table:table-row table:style-name="ro1">
          <table:table-cell>
            <draw:frame table:end-cell-address="'Blue Gene scaling'.K33" table:end-x="2.231cm" table:end-y="0.003cm" draw:z-index="0" draw:style-name="gr1" svg:width="20.627cm" svg:height="7.833cm" svg:x="0.22cm" svg:y="0.267cm">
              <draw:object draw:notify-on-update-of-ranges="'Blue Gene scaling'.B5:'Blue Gene scaling'.B5 'Blue Gene scaling'.B6:'Blue Gene scaling'.B14 'Blue Gene scaling'.A6:'Blue Gene scaling'.A14 'Blue Gene scaling'.F4:'Blue Gene scaling'.F4 'Blue Gene scaling'.F6:'Blue Gene scaling'.F14 'Blue Gene scaling'.A6:'Blue Gene scaling'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7">
          <table:table-cell table:number-columns-repeated="9"/>
        </table:table-row>
        <table:table-row table:style-name="ro1">
          <table:table-cell>
            <draw:frame table:end-cell-address="'Blue Gene scaling'.K53" table:end-x="2.232cm" table:end-y="0.138cm" draw:z-index="1" draw:style-name="gr1" svg:width="20.492cm" svg:height="9.057cm" svg:x="0.356cm" svg:y="0.079cm">
              <draw:object draw:notify-on-update-of-ranges="'Blue Gene scaling'.C5:'Blue Gene scaling'.C5 'Blue Gene scaling'.C6:'Blue Gene scaling'.C14 'Blue Gene scaling'.A6:'Blue Gene scaling'.A14 'Blue Gene scaling'.F4:'Blue Gene scaling'.F4 'Blue Gene scaling'.F6:'Blue Gene scaling'.F14 'Blue Gene scaling'.A6:'Blue Gene scaling'.A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65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ooc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ooc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ooc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ooc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ooc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ooc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ooc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ooc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ooc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ooc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ooc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ooc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ooc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ooc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ooc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ooc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ooc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ooc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ooc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C2:Sheet3.C2 Sheet3.C3:Sheet3.C11 Sheet3.B3:Sheet3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3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C2:Sheet4.C4 Sheet4.B2:Sheet4.B4 Sheet4.C8:Sheet4.C10 Sheet4.B2:Sheet4.B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ooc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ooc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ooc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ooc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ooc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ooc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ooc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ooc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ooc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ooc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ooc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ooc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ooc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ooc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ooc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ooc:=[.C37]/[.$C$2]" office:value-type="float" office:value="0.692424242424242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ooc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ooc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ooc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6/08/2010</text:date>, <text:time>13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3-15T13:32:41</meta:creation-date>
    <dc:date>2010-08-26T13:48:38</dc:date>
    <meta:print-date>2010-08-05T14:31:33</meta:print-date>
    <meta:editing-cycles>189</meta:editing-cycles>
    <meta:editing-duration>P50DT12H54M4S</meta:editing-duration>
    <meta:user-defined meta:name="Info 1"/>
    <meta:user-defined meta:name="Info 2"/>
    <meta:user-defined meta:name="Info 3"/>
    <meta:user-defined meta:name="Info 4"/>
    <meta:document-statistic meta:table-count="5" meta:cell-count="3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chart:class="chart:scatter" chart:style-name="ch1">
        <chart:legend chart:legend-position="end" svg:x="18.893cm" svg:y="6.987cm" chart:style-name="ch2"/>
        <chart:plot-area chart:style-name="ch3" table:cell-range-address="Sheet3.B3:Sheet3.C11 Sheet3.C2:Sheet3.C11 Sheet3.B2:Sheet3.B2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">
                <text:p>26.4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26465940475464pt" style:font-size-asian="7.26465940475464pt" style:font-size-complex="7.26465940475464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28cm" svg:height="7.834cm" chart:class="chart:scatter" chart:style-name="ch1">
        <chart:legend chart:legend-position="end" svg:x="17.107cm" svg:y="3.446cm" chart:style-name="ch2"/>
        <chart:plot-area chart:style-name="ch3" table:cell-range-address="'Blue Gene scaling'.A6:'Blue Gene scaling'.B14 'Blue Gene scaling'.B5:'Blue Gene scaling'.B14 'Blue Gene scaling'.F4:'Blue Gene scaling'.F4 'Blue Gene scaling'.F6:'Blue Gene scaling'.F14 'Blue Gene scaling'.A4:'Blue Gene scaling'.A4" chart:data-source-has-labels="row" svg:x="0.409cm" svg:y="0.154cm" svg:width="16.282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B6:'Blue Gene scaling'.B14" chart:label-cell-address="'Blue Gene scaling'.B5:'Blue Gene scaling'.B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-3g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2.76">
                <text:p>2.76</text:p>
              </table:table-cell>
              <table:table-cell office:value-type="float" office:value="0.0184375">
                <text:p>0.0184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4.38">
                <text:p>4.38</text:p>
              </table:table-cell>
              <table:table-cell office:value-type="float" office:value="4.756">
                <text:p>4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53">
                <text:p>5.53</text:p>
              </table:table-cell>
              <table:table-cell office:value-type="float" office:value="5.6252">
                <text:p>5.6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7.85">
                <text:p>7.85</text:p>
              </table:table-cell>
              <table:table-cell office:value-type="float" office:value="7.8813">
                <text:p>7.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412">
                <text:p>14.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6">
                <text:p>20.6</text:p>
              </table:table-cell>
              <table:table-cell office:value-type="float" office:value="20.60507">
                <text:p>20.6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9.3">
                <text:p>39.3</text:p>
              </table:table-cell>
              <table:table-cell office:value-type="float" office:value="39.30213">
                <text:p>39.30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4.4">
                <text:p>64.4</text:p>
              </table:table-cell>
              <table:table-cell office:value-type="float" office:value="64.40064">
                <text:p>64.40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1.3">
                <text:p>61.3</text:p>
              </table:table-cell>
              <table:table-cell office:value-type="float" office:value="61.30013">
                <text:p>61.30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25030946731567pt" style:font-size-asian="7.25030946731567pt" style:font-size-complex="7.25030946731567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93cm" svg:height="9.058cm" chart:class="chart:scatter" chart:style-name="ch1">
        <chart:legend chart:legend-position="end" svg:x="16.976cm" svg:y="4.059cm" chart:style-name="ch2"/>
        <chart:plot-area chart:style-name="ch3" table:cell-range-address="'Blue Gene scaling'.A6:'Blue Gene scaling'.A14 'Blue Gene scaling'.C5:'Blue Gene scaling'.C14 'Blue Gene scaling'.F4:'Blue Gene scaling'.F4 'Blue Gene scaling'.F6:'Blue Gene scaling'.F14 'Blue Gene scaling'.A4:'Blue Gene scaling'.A4" chart:data-source-has-labels="row" svg:x="0.133cm" svg:y="0.238cm" svg:width="16.617cm" svg:height="8.61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'.C6:'Blue Gene scaling'.C14" chart:label-cell-address="'Blue Gene scaling'.C5:'Blue Gene scaling'.C5" chart:class="chart:scatter">
            <chart:domain table:cell-range-address="'Blue Gene scaling'.A6:'Blue Gene scaling'.A14"/>
            <chart:data-point chart:repeated="9"/>
          </chart:series>
          <chart:series chart:style-name="ch8" chart:values-cell-range-address="'Blue Gene scaling'.F6:'Blue Gene scaling'.F14" chart:label-cell-address="'Blue Gene scaling'.F4:'Blue Gene scaling'.F4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-21g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5.51">
                <text:p>5.51</text:p>
              </table:table-cell>
              <table:table-cell office:value-type="float" office:value="0.0184375">
                <text:p>0.0184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.83">
                <text:p>3.83</text:p>
              </table:table-cell>
              <table:table-cell office:value-type="float" office:value="4.756">
                <text:p>4.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78">
                <text:p>5.78</text:p>
              </table:table-cell>
              <table:table-cell office:value-type="float" office:value="5.6252">
                <text:p>5.6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51">
                <text:p>8.51</text:p>
              </table:table-cell>
              <table:table-cell office:value-type="float" office:value="7.8813">
                <text:p>7.8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7">
                <text:p>13.7</text:p>
              </table:table-cell>
              <table:table-cell office:value-type="float" office:value="14.412">
                <text:p>14.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.3">
                <text:p>19.3</text:p>
              </table:table-cell>
              <table:table-cell office:value-type="float" office:value="20.60507">
                <text:p>20.6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5">
                <text:p>38.5</text:p>
              </table:table-cell>
              <table:table-cell office:value-type="float" office:value="39.30213">
                <text:p>39.30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5.9">
                <text:p>75.9</text:p>
              </table:table-cell>
              <table:table-cell office:value-type="float" office:value="64.40064">
                <text:p>64.40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2.14">
                <text:p>72.14</text:p>
              </table:table-cell>
              <table:table-cell office:value-type="float" office:value="61.30013">
                <text:p>61.30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